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500000349EF0DE1FF.png"/>
  <manifest:file-entry manifest:media-type="image/png" manifest:full-path="Pictures/10000000000001C0000001D12216DA3D.png"/>
  <manifest:file-entry manifest:media-type="image/png" manifest:full-path="Pictures/10000000000002360000020BB85095D9.png"/>
  <manifest:file-entry manifest:media-type="image/png" manifest:full-path="Pictures/100000000000015C00000096BBF9FBB8.png"/>
  <manifest:file-entry manifest:media-type="image/png" manifest:full-path="Pictures/1000000000000173000002769FFC61AE.png"/>
  <manifest:file-entry manifest:media-type="image/png" manifest:full-path="Pictures/10000000000001680000016B557F3225.png"/>
  <manifest:file-entry manifest:media-type="image/png" manifest:full-path="Pictures/100000000000024700000273C5FACF03.png"/>
  <manifest:file-entry manifest:media-type="image/png" manifest:full-path="Pictures/100000000000023D0000014D9565E637.png"/>
  <manifest:file-entry manifest:media-type="image/png" manifest:full-path="Pictures/100002010000012C0000008D18FC1ABE.png"/>
  <manifest:file-entry manifest:media-type="image/png" manifest:full-path="Pictures/10000000000001690000020A6293D293.png"/>
  <manifest:file-entry manifest:media-type="image/png" manifest:full-path="Pictures/10000000000001680000020B3C6D8796.png"/>
  <manifest:file-entry manifest:media-type="image/png" manifest:full-path="Pictures/1000000000000226000000DBD15C3746.png"/>
  <manifest:file-entry manifest:media-type="image/png" manifest:full-path="Pictures/10000000000002390000017F3F8BD343.png"/>
  <manifest:file-entry manifest:media-type="image/png" manifest:full-path="Pictures/10000000000001C100000106308FFD51.png"/>
  <manifest:file-entry manifest:media-type="image/png" manifest:full-path="Pictures/100000000000023D0000013A1E0BC6A5.png"/>
  <manifest:file-entry manifest:media-type="image/png" manifest:full-path="Pictures/1000000000000248000002A91D632C85.png"/>
  <manifest:file-entry manifest:media-type="image/png" manifest:full-path="Pictures/10000000000002400000019A58D8F9D5.png"/>
  <manifest:file-entry manifest:media-type="image/png" manifest:full-path="Pictures/100000000000016E000000D6BEF6F7D0.png"/>
  <manifest:file-entry manifest:media-type="image/png" manifest:full-path="Pictures/100000000000015C000000D86DBEFD11.png"/>
  <manifest:file-entry manifest:media-type="image/png" manifest:full-path="Pictures/100000000000017D000000FAE084D08B.png"/>
  <manifest:file-entry manifest:media-type="image/png" manifest:full-path="Pictures/100000000000023B0000014628217ED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5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0.01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1.76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es Flexbox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 text:c="2"/></text:p>
          </draw:text-box>
        </draw:frame>
        <draw:frame draw:style-name="gr1" draw:text-style-name="P1" draw:layer="layout" svg:width="21cm" svg:height="13.53cm" svg:x="4.2cm" svg:y="4.914cm">
          <draw:image xlink:href="Pictures/100002010000012C0000008D18FC1A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0.014cm" svg:x="1.201cm" svg:y="0.4cm" presentation:class="title" presentation:user-transformed="true">
          <draw:text-box>
            <text:p><text:line-break/></text:p>
          </draw:text-box>
        </draw:frame>
        <draw:frame draw:style-name="gr1" draw:text-style-name="P1" draw:layer="layout" svg:width="10.081cm" svg:height="6.615cm" svg:x="1.6cm" svg:y="0.485cm">
          <draw:image xlink:href="Pictures/100000000000017D000000FAE084D08B.png" xlink:type="simple" xlink:show="embed" xlink:actuate="onLoad">
            <text:p/>
          </draw:image>
        </draw:frame>
        <draw:frame draw:style-name="gr1" draw:text-style-name="P1" draw:layer="layout" svg:width="13.961cm" svg:height="8.308cm" svg:x="0.639cm" svg:y="8.892cm">
          <draw:image xlink:href="Pictures/100000000000023D0000013A1E0BC6A5.png" xlink:type="simple" xlink:show="embed" xlink:actuate="onLoad">
            <text:p/>
          </draw:image>
        </draw:frame>
        <draw:frame draw:style-name="gr1" draw:text-style-name="P1" draw:layer="layout" svg:width="11.88cm" svg:height="6.932cm" svg:x="14.92cm" svg:y="-0.1cm">
          <draw:image xlink:href="Pictures/10000000000001C100000106308FFD51.png" xlink:type="simple" xlink:show="embed" xlink:actuate="onLoad">
            <text:p/>
          </draw:image>
        </draw:frame>
        <draw:frame draw:style-name="gr1" draw:text-style-name="P1" draw:layer="layout" svg:width="9.525cm" svg:height="9.604cm" svg:x="16.7cm" svg:y="7.496cm">
          <draw:image xlink:href="Pictures/10000000000001680000016B557F3225.png" xlink:type="simple" xlink:show="embed" xlink:actuate="onLoad">
            <text:p/>
          </draw:image>
        </draw:frame>
        <draw:frame draw:style-name="gr1" draw:text-style-name="P1" draw:layer="layout" svg:width="9.208cm" svg:height="3.469cm" svg:x="16.792cm" svg:y="17.2cm">
          <draw:image xlink:href="Pictures/100000000000015C00000096BBF9F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0.2cm" svg:height="6.315cm" svg:x="1.2cm" svg:y="0.885cm">
          <draw:image xlink:href="Pictures/100000000000015C000000D86DBEFD11.png" xlink:type="simple" xlink:show="embed" xlink:actuate="onLoad">
            <text:p/>
          </draw:image>
        </draw:frame>
        <draw:frame draw:style-name="gr1" draw:text-style-name="P1" draw:layer="layout" svg:width="13.4cm" svg:height="11cm" svg:x="0.8cm" svg:y="8.6cm">
          <draw:image xlink:href="Pictures/10000000000002390000017F3F8BD343.png" xlink:type="simple" xlink:show="embed" xlink:actuate="onLoad">
            <text:p/>
          </draw:image>
        </draw:frame>
        <draw:frame draw:style-name="gr1" draw:text-style-name="P1" draw:layer="layout" svg:width="9.684cm" svg:height="5.662cm" svg:x="16.716cm" svg:y="1.2cm">
          <draw:image xlink:href="Pictures/100000000000016E000000D6BEF6F7D0.png" xlink:type="simple" xlink:show="embed" xlink:actuate="onLoad">
            <text:p/>
          </draw:image>
        </draw:frame>
        <draw:frame draw:style-name="gr1" draw:text-style-name="P1" draw:layer="layout" svg:width="12.351cm" svg:height="9.825cm" svg:x="15.2cm" svg:y="9.375cm">
          <draw:image xlink:href="Pictures/100000000000023B0000014628217E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3.6cm" svg:height="12.2cm" svg:x="0.5cm" svg:y="0.8cm">
          <draw:image xlink:href="Pictures/10000000000002360000020BB85095D9.png" xlink:type="simple" xlink:show="embed" xlink:actuate="onLoad">
            <text:p/>
          </draw:image>
        </draw:frame>
        <draw:frame draw:style-name="gr1" draw:text-style-name="P1" draw:layer="layout" svg:width="14.552cm" svg:height="5.794cm" svg:x="0.148cm" svg:y="13.4cm">
          <draw:image xlink:href="Pictures/1000000000000226000000DBD15C3746.png" xlink:type="simple" xlink:show="embed" xlink:actuate="onLoad">
            <text:p/>
          </draw:image>
        </draw:frame>
        <draw:frame presentation:style-name="pr6" draw:text-style-name="P2" draw:layer="layout" svg:width="25.199cm" svg:height="1.763cm" svg:x="1.4cm" svg:y="19cm" presentation:class="title" presentation:user-transformed="true">
          <draw:text-box>
            <text:p text:style-name="P2"><text:span text:style-name="T1"><text:a xlink:href="https://css-tricks.com/almanac/properties/f/flex-wrap/">https://css-tricks.com/almanac/properties/f/flex-wrap/</text:a></text:span></text:p>
          </draw:text-box>
        </draw:frame>
        <draw:frame draw:style-name="gr1" draw:text-style-name="P1" draw:layer="layout" svg:width="13.761cm" svg:height="8.811cm" svg:x="14.239cm" svg:y="1cm">
          <draw:image xlink:href="Pictures/100000000000023D0000014D9565E6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1.853cm" svg:height="12.303cm" svg:x="0.8cm" svg:y="4.2cm">
          <draw:image xlink:href="Pictures/10000000000001C0000001D12216DA3D.png" xlink:type="simple" xlink:show="embed" xlink:actuate="onLoad">
            <text:p/>
          </draw:image>
        </draw:frame>
        <draw:frame draw:style-name="gr1" draw:text-style-name="P1" draw:layer="layout" svg:width="14.04cm" svg:height="10.848cm" svg:x="13cm" svg:y="5cm">
          <draw:image xlink:href="Pictures/10000000000002400000019A58D8F9D5.png" xlink:type="simple" xlink:show="embed" xlink:actuate="onLoad">
            <text:p/>
          </draw:image>
        </draw:frame>
        <draw:frame draw:style-name="gr3" draw:text-style-name="P4" draw:layer="layout" svg:width="26.2cm" svg:height="1.202cm" svg:x="0.8cm" svg:y="18.598cm">
          <draw:text-box>
            <text:p text:style-name="P1"><text:span text:style-name="T2"><text:a xlink:href="https://css-tricks.com/snippets/css/a-guide-to-flexbox/">https://css-tricks.com/snippets/css/a-guide-to-flexbox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9.525cm" svg:height="13.838cm" svg:x="1cm" svg:y="3.562cm">
          <draw:image xlink:href="Pictures/10000000000001680000020B3C6D8796.png" xlink:type="simple" xlink:show="embed" xlink:actuate="onLoad">
            <text:p/>
          </draw:image>
        </draw:frame>
        <draw:frame draw:style-name="gr1" draw:text-style-name="P1" draw:layer="layout" svg:width="14.507cm" svg:height="20.6cm" svg:x="12.393cm" svg:y="0.2cm">
          <draw:image xlink:href="Pictures/100000000000024500000349EF0DE1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9.551cm" svg:height="13.811cm" svg:x="1.249cm" svg:y="2.589cm">
          <draw:image xlink:href="Pictures/10000000000001690000020A6293D293.png" xlink:type="simple" xlink:show="embed" xlink:actuate="onLoad">
            <text:p/>
          </draw:image>
        </draw:frame>
        <draw:frame draw:style-name="gr1" draw:text-style-name="P1" draw:layer="layout" svg:width="15.425cm" svg:height="16.589cm" svg:x="11.775cm" svg:y="1.611cm">
          <draw:image xlink:href="Pictures/100000000000024700000273C5FACF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9.816cm" svg:height="16.669cm" svg:x="1.184cm" svg:y="2cm">
          <draw:image xlink:href="Pictures/1000000000000173000002769FFC61AE.png" xlink:type="simple" xlink:show="embed" xlink:actuate="onLoad">
            <text:p/>
          </draw:image>
        </draw:frame>
        <draw:frame draw:style-name="gr1" draw:text-style-name="P1" draw:layer="layout" svg:width="15.452cm" svg:height="18.018cm" svg:x="12cm" svg:y="1.782cm">
          <draw:image xlink:href="Pictures/1000000000000248000002A91D632C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4T14:17:50.49</meta:creation-date>
    <meta:editing-duration>PT51M7S</meta:editing-duration>
    <meta:editing-cycles>8</meta:editing-cycles>
    <dc:date>2021-12-14T15:08:58.16</dc:date>
    <meta:generator>OpenOffice/4.1.10$Win32 OpenOffice.org_project/4110m2$Build-9807</meta:generator>
    <meta:document-statistic meta:object-count="63"/>
  </office:meta>
</office:document-meta>
</file>